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text-properties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language="fr" fo:country="FR" fo:font-style="normal" style:text-underline-style="none" fo:font-weight="bold" style:font-style-asian="normal" style:font-weight-asian="bold" style:font-style-complex="normal" style:font-weight-complex="bold"/>
    </style:style>
    <style:style style:name="P7" style:family="paragraph" style:parent-style-name="Standard">
      <style:text-properties fo:language="fr" fo:country="FR" fo:font-weight="bold" style:font-weight-asian="bold" style:font-weight-complex="bold"/>
    </style:style>
    <style:style style:name="P8" style:family="paragraph" style:parent-style-name="Standard">
      <style:paragraph-properties fo:text-align="start" style:justify-single-word="false"/>
      <style:text-properties fo:language="fr" fo:country="FR" fo:font-weight="bold" style:font-weight-asian="bold" style:font-weight-complex="bold"/>
    </style:style>
    <style:style style:name="P9" style:family="paragraph" style:parent-style-name="Standard">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start" style:justify-single-word="false"/>
      <style:text-properties fo:language="fr" fo:country="FR" style:text-underline-style="solid" style:text-underline-width="auto" style:text-underline-color="font-color" fo:font-weight="normal" style:font-weight-asian="normal" style:font-weight-complex="normal"/>
    </style:style>
    <style:style style:name="P11" style:family="paragraph" style:parent-style-name="Standard">
      <style:text-properties fo:language="fr" fo:country="FR" style:text-underline-style="none" fo:font-weight="normal" style:font-weight-asian="normal" style:font-weight-complex="normal"/>
    </style:style>
    <style:style style:name="P12" style:family="paragraph" style:parent-style-name="Standard">
      <style:paragraph-properties fo:text-align="start" style:justify-single-word="false"/>
      <style:text-properties fo:language="fr" fo:country="FR"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language="fr" fo:country="FR"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language="fr" fo:country="FR" fo:font-style="italic" style:text-underline-style="none" fo:font-weight="normal" style:font-style-asian="italic" style:font-weight-asian="normal" style:font-style-complex="italic" style:font-weight-complex="normal"/>
    </style:style>
    <style:style style:name="P16" style:family="paragraph" style:parent-style-name="Standard">
      <style:text-properties fo:language="fr" fo:country="FR" fo:font-weight="bold" style:font-weight-asian="bold" style:font-weight-complex="bold"/>
    </style:style>
    <style:style style:name="P17" style:family="paragraph" style:parent-style-name="Standard">
      <style:paragraph-properties fo:text-align="start" style:justify-single-word="false"/>
      <style:text-properties fo:language="fr" fo:country="FR" fo:font-weight="bold" style:font-weight-asian="bold"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language="fr" fo:country="FR" fo:font-style="normal" style:text-underline-style="none" fo:font-weight="normal" style:font-style-asian="normal" style:font-weight-asian="normal" style:font-style-complex="normal" style:font-weight-complex="normal"/>
    </style:style>
    <style:style style:name="T17" style:family="text">
      <style:text-properties fo:language="fr" fo:country="FR" fo:font-style="italic" style:text-underline-style="none"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NCTION DE CHAQUE OBJET DU SERVEUR</text:p>
      <text:p text:style-name="P3"/>
      <text:p text:style-name="P4">TRANSFERT</text:p>
      <text:p text:style-name="P1">Gère la communication TCP entre client et serveur, ouvre ses connexions, puis en accepte deux .</text:p>
      <text:p text:style-name="P1">Lorsque chaque premier message <text:span text:style-name="T7">0c</text:span><text:span text:style-name="T8"> d'acquittement de connexion veut être renvoyé par l' </text:span><text:span text:style-name="T9">aiguillage </text:span><text:span text:style-name="T11">vers un des client il garde en mémoire l'</text:span><text:span text:style-name="T14">id_joueur</text:span><text:span text:style-name="T2"> qui a été attribué à ce client et fera par la suite tout seul la conversion </text:span><text:span text:style-name="T14">id_joueur</text:span><text:span text:style-name="T2"> &lt;=&gt; </text:span><text:span text:style-name="T14">IP_joueur</text:span><text:span text:style-name="T2">.</text:span></text:p>
      <text:p text:style-name="P1">Fais ensuite passer tous les messages quels qu'ils soient sans discrimination aucune dans les deux sens. </text:p>
      <text:p text:style-name="P1">Relais et envoie un message <text:span text:style-name="T7">0</text:span><text:span text:style-name="T8"> à </text:span><text:span text:style-name="T9">aiguillage</text:span><text:span text:style-name="T11"> s'il y a un problème de connexion avec un client.</text:span></text:p>
      <text:p text:style-name="P8"/>
      <text:p text:style-name="P10">AIGUILLAGE</text:p>
      <text:p text:style-name="P1"><text:span text:style-name="T2">En</text:span><text:span text:style-name="T10">lève </text:span>la partie <text:span text:style-name="T13">type</text:span> ( <text:span text:style-name="T7">0 → 6 </text:span><text:span text:style-name="T8">) des messages reçus de </text:span><text:span text:style-name="T9">transfert</text:span><text:span text:style-name="T11"> , retransforme le texte reçu en types de variables adéquats attendus par les fonctions de </text:span><text:span text:style-name="T9">superviseur</text:span><text:span text:style-name="T11"> et </text:span><text:span text:style-name="T9">maitre_jeu</text:span><text:span text:style-name="T11"> <text:s/></text:span><text:span text:style-name="T8"><text:s/>et envoie à la bonne fonctions des deux objets</text:span><text:span text:style-name="T11">. Les messages sont grossièrement répartis de manière préliminaire </text:span></text:p>
      <text:p text:style-name="P11">comme suit :</text:p>
      <text:p text:style-name="P7"><text:span text:style-name="T10">0,1,5</text:span><text:span text:style-name="T11"> =&gt; </text:span><text:span text:style-name="T9">superviseur</text:span><text:span text:style-name="T11"> ; </text:span><text:span text:style-name="T10">3</text:span><text:span text:style-name="T11"> =&gt; </text:span><text:span text:style-name="T9">maitre_jeu</text:span><text:span text:style-name="T11"> </text:span></text:p>
      <text:p text:style-name="Text_20_body"><text:span text:style-name="T11">Lors de la première communication </text:span><text:span text:style-name="T12">0c </text:span><text:span text:style-name="T11">avec chaque client, lorsqu'il transfère leur message de connexion vers le </text:span><text:span text:style-name="T9">superviseur</text:span><text:span text:style-name="T11">, il remplace la variable </text:span><text:span text:style-name="T14">id_joueur</text:span><text:span text:style-name="T11"> de leur message par une id que chaque objet récupérera au cours du trajet du message et réutilisera.</text:span></text:p>
      <text:p text:style-name="Text_20_body"><text:span text:style-name="T16">Les traitements de tri sont ici très simples car il y a peu de types de messages envoyés par le client, et il n'y a donc pas besoin d'utiliser de variable </text:span><text:span text:style-name="T17">partie_debutee</text:span><text:span text:style-name="T16"> pour le tri.</text:span></text:p>
      <text:p text:style-name="P9"><text:span text:style-name="T2">Lorsqu'un message lui est transmis depuis </text:span><text:span text:style-name="T14">superviseur</text:span><text:span text:style-name="T2"> <text:s/>ou </text:span><text:span text:style-name="T14">maitre_jeu </text:span><text:span text:style-name="T2">vers </text:span><text:span text:style-name="T1">transfert</text:span><text:span text:style-name="T2"> il effectue le procédé inverse en transformant tous les messages en texte.</text:span></text:p>
      <text:p text:style-name="P12"/>
      <text:p text:style-name="P14">SUPERVISEUR</text:p>
      <text:p text:style-name="P5"><text:span text:style-name="T11">Gère tout ce qui ne concerne pas le combat à proprement parler : la connexion des clients, la réception de leurs requêtes de début et de fin de partie, le jeu de pierre-papier-ciseaux pour décider qui commence à jouer (il fait passer cette information à maitre_jeu à travers une fonction publique de ce dernier)… C'est lui qui demande a </text:span><text:span text:style-name="T8">transfert</text:span><text:span text:style-name="T11"> d'ouvrir ses connexions, et c'est lui qui demande à </text:span><text:span text:style-name="T8">maitre_jeu</text:span><text:span text:style-name="T11"> de proposer les personnages disponibles, puis lui indique le début effectif du combat. </text:span></text:p>
      <text:p text:style-name="P5"><text:span text:style-name="T11">A noter qu'il possède une fonction publique que </text:span><text:span text:style-name="T8">maitre_jeu</text:span><text:span text:style-name="T11"> utilise pour lui signifier la fin du combat, dans ce cas superviseur envoie un message de type </text:span><text:span text:style-name="T10">1f</text:span><text:span text:style-name="T11"> avec le bit </text:span><text:span text:style-name="T14">information/demande</text:span><text:span text:style-name="T11"> à 1 et ajoute l'</text:span><text:span text:style-name="T14">id_joueur</text:span><text:span text:style-name="T11"> du gagnant ce qui confirme alors au client que c'est le gagnant. </text:span></text:p>
      <text:p text:style-name="P12"/>
      <text:p text:style-name="P14">MAITRE_JEU</text:p>
      <text:p text:style-name="P5"><text:span text:style-name="T11">Gère tout ce qui concerne le cœur du jeu : le combat. C'est lui qui possède les « adresses » des 2 </text:span><text:span text:style-name="T8">personnages</text:span><text:span text:style-name="T11"> , il leur demande la liste des choix possibles pour chaque action du tour et leur envoie le choix du joueur jusqu'à ce que le joueur n'ai plus suffisamment de points d'actions pour effectuer une action durant ce tour, ou jusqu'à ce qu'il choisisse de passer son tour. Il renvoie chaque message </text:span><text:span text:style-name="T10">3a</text:span><text:span text:style-name="T11"> vers les deux joueurs à chaque fois afin que l'un ait la confirmation, et l'autre sache ce que son adversaire a joué.</text:span></text:p>
      <text:p text:style-name="P12"/>
      <text:p text:style-name="P14">PERSONNAGES POSSIBLES</text:p>
      <text:p text:style-name="P12"/>
      <text:p text:style-name="P5"><text:span text:style-name="T11">Un objet remplissant exactement la même fonction que </text:span><text:span text:style-name="T8">traducteur_action</text:span><text:span text:style-name="T11">, mais pour les personnages : un tableau contenant dans une colonne un string </text:span><text:span text:style-name="T14">id_personnage </text:span><text:span text:style-name="T11">et dans l'autre une manière d'accéder à l'objet </text:span><text:span text:style-name="T8">personnage</text:span><text:span text:style-name="T11"> dont l'</text:span><text:span text:style-name="T14">id</text:span><text:span text:style-name="T11"> correspond à </text:span><text:span text:style-name="T14">id_personnage</text:span><text:span text:style-name="T11"> . ( Il y a à priori plusieurs manières d'implémenter cela.)</text:span></text:p>
      <text:p text:style-name="P12"/>
      <text:p text:style-name="P12"/>
      <text:p text:style-name="P14"><text:soft-page-break/>PERSONNAGE</text:p>
      <text:p text:style-name="P5"><text:span text:style-name="T11">Classe possédant les différents conteneurs des caractéristiques et actions de chaque personnage jouable, ainsi que des méthodes publiques permettant de modifier les valeurs des variables de ces conteneurs de manière contrôlée. Par exemple la méthode </text:span><text:span text:style-name="T14">recevoir_degats</text:span><text:span text:style-name="T11"> permet de prendre en compte notamment la défense du personnage dans le calcul des dommages reçus... Par la suie ce sont ces méthodes qui sont utilisées par les objets de classe </text:span><text:span text:style-name="T8">action</text:span><text:span text:style-name="T11"> (qui est une classe abstraite pour les </text:span><text:span text:style-name="T8">attaque,sort,objet</text:span><text:span text:style-name="T11"> ) pour interagir avec les caractéristiques des personnages de manière contrôlée.</text:span></text:p>
      <text:p text:style-name="P12"/>
      <text:p text:style-name="P5"><text:span text:style-name="T11">Elle possède donc des conteneurs de type </text:span><text:span text:style-name="T8">traducteur_attaques, traducteur_magie, traducteur_objets</text:span><text:span text:style-name="T11"> et </text:span><text:span text:style-name="T8">traducteur_buffs</text:span><text:span text:style-name="T11"> qui sont 4 tableaux de type </text:span><text:span text:style-name="T8">traducteur_action</text:span><text:span text:style-name="T11"> qui référencent les actions possibles à un personnages et permettent d'accéder aux objets </text:span><text:span text:style-name="T8">action</text:span><text:span text:style-name="T11"> à travers la seule variable </text:span><text:span text:style-name="T14">id_action</text:span><text:span text:style-name="T11">. </text:span></text:p>
      <text:p text:style-name="P5"><text:span text:style-name="T11">Un <text:s/></text:span><text:span text:style-name="T8">conteneur_caracteristiques</text:span><text:span text:style-name="T11">, qui contient toutes les caractéristiques essentielles d'un personnage (vie, mana...) </text:span></text:p>
      <text:p text:style-name="P5"><text:span text:style-name="T11">Un tableau </text:span><text:span text:style-name="T8">buffs_effectifs</text:span><text:span text:style-name="T11"> qui liste tous les buffs( et débuffs) actifs lors du tour courant sur le personnage, et pour combien de tours ils le seront. Une fois par tour , une méthode spécifique de personnage utilise ce tableau pour effectuer l'action de tous les buffs qu'il contient (et uniquement d'eux)et décrémente le compteur </text:span><text:span text:style-name="T14">nombre_tours_restants</text:span><text:span text:style-name="T11"> puis supprime les entrées lorsque ce compteur tombe à 0. </text:span></text:p>
      <text:p text:style-name="P12"/>
      <text:p text:style-name="P5"><text:span text:style-name="T11">A noter que pour des questions d'optimisation de la mémoire, les 4 tableaux traducteurs  ( </text:span><text:span text:style-name="T8">traducteur_attaques, traducteur_magie, traducteur_objets</text:span><text:span text:style-name="T11"> et </text:span><text:span text:style-name="T8">traducteur_buffs</text:span><text:span text:style-name="T11"> <text:s/>) sont créés par le constructeur de la classe </text:span><text:span text:style-name="T8">personnage</text:span><text:span text:style-name="T11"> mais ne sont PAS remplis à ce moment là, une méthode spécifique est appelée pour cela plus tard lorsque le combat débute vraiment. (Sinon lors du choix du personnage, on aura une surcharge complètement inutile de la mémoire.</text:span></text:p>
      <text:p text:style-name="P12"/>
      <text:p text:style-name="P12"/>
      <text:p text:style-name="P5"><text:span text:style-name="T11"><text:tab/>OBJETS NECESSAIRES A LA CLASSE </text:span><text:span text:style-name="T8">PERSONNAGE </text:span><text:span text:style-name="T11">:</text:span></text:p>
      <text:p text:style-name="P12"/>
      <text:p text:style-name="P5"><text:span text:style-name="T8">action </text:span><text:span text:style-name="T11">:</text:span></text:p>
      <text:p text:style-name="P12">Une classe abstraite pour tous les types d'actions possibles, même un buff (qui est simplement une action qui se répète durant un certain nombre de tours, et est stockée dans un tableau spécifique).</text:p>
      <text:p text:style-name="P6"/>
      <text:p text:style-name="P5"><text:span text:style-name="T8">conteneur_caracteristiques</text:span><text:span text:style-name="T11">:</text:span></text:p>
      <text:p text:style-name="P12">Un simple conteneur d'int contenant toutes les valeurs des caractéristiques du personnage.</text:p>
      <text:p text:style-name="P12"/>
      <text:p text:style-name="P5"><text:span text:style-name="T8">traducteur_actions </text:span><text:span text:style-name="T11">:</text:span></text:p>
      <text:p text:style-name="P5"><text:span text:style-name="T11">Une classe abstraite pour </text:span><text:span text:style-name="T8">traducteur_magie, traducteur_objets, traducteur_attaques</text:span><text:span text:style-name="T11"> et </text:span><text:span text:style-name="T8">traducteur_buff</text:span><text:span text:style-name="T11"> qui est un tableau contenant dans une colonne un string </text:span><text:span text:style-name="T14">id_action</text:span><text:span text:style-name="T11"> et dans l'autre une manière d'accéder à l'objet abstrait </text:span><text:span text:style-name="T8">action</text:span><text:span text:style-name="T11"> dont l'</text:span><text:span text:style-name="T14">id</text:span><text:span text:style-name="T11"> correspond à </text:span><text:span text:style-name="T14">id_action</text:span><text:span text:style-name="T11"> . ( Il y a à priori plusieurs manières d'implémenter cela.)</text:span></text:p>
      <text:p text:style-name="P12"/>
      <text:p text:style-name="P14">tableau_buff effectif :</text:p>
      <text:p text:style-name="P6"><text:span text:style-name="T8">Un tableau contenant dans une colonne un string </text:span><text:span text:style-name="T15">id_buff</text:span><text:span text:style-name="T8"> et dans l'autre un int </text:span><text:span text:style-name="T15">nombre_tours_restants ,</text:span><text:span text:style-name="T8"> les deux colonnes étant liées bien entendu. Il sert à savoir quels buffs sont actifs à un tour donné et pour encore combien de tours (si c'est définitif , alors 99999 tours devrait être suffisant ).</text:span></text:p>
      <text:p text:style-name="P8"><text:span text:style-name="T2">Ce tableau doit pouvoir être utilisé afin de pouvoir accéder à un objet </text:span><text:span text:style-name="T5">action </text:span><text:span text:style-name="T2">complet (nom,description, effet...) simplement à partir de son </text:span><text:span text:style-name="T14">id_action</text:span><text:span text:style-name="T2">. Il ne doit aussi contenir aucun doublons au niveau des </text:span><text:span text:style-name="T14">id_action </text:span><text:span text:style-name="T2">.</text:span></text:p>
      <text:p text:style-name="P7"><text:span text:style-name="T2"><text:tab/></text:span><text:span text:style-name="T4">Légende :</text:span></text:p>
      <text:p text:style-name="P15"><text:span text:style-name="T8">variable</text:span><text:span text:style-name="T3"> , </text:span><text:span text:style-name="T4">objet</text:span><text:span text:style-name="T3">, </text:span><text:span text:style-name="T6">type_de_message </text:span><text:span text:style-name="T3">(voir les .odt à ce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2T10:42:52.70</meta:creation-date>
    <dc:date>2016-03-02T20:55:41.06</dc:date>
    <meta:editing-duration>PT9H59M20S</meta:editing-duration>
    <meta:editing-cycles>54</meta:editing-cycles>
    <meta:generator>OpenOffice/4.1.2$Win32 OpenOffice.org_project/412m3$Build-9782</meta:generator>
    <meta:document-statistic meta:table-count="0" meta:image-count="0" meta:object-count="0" meta:page-count="2" meta:paragraph-count="38" meta:word-count="1016" meta:character-count="6400"/>
  </office:meta>
</office:document-meta>
</file>